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0656af" officeooo:paragraph-rsid="001aa0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weight="bold" officeooo:rsid="00277f1f" officeooo:paragraph-rsid="00277f1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weight="bold" officeooo:rsid="002e0e6e" officeooo:paragraph-rsid="002e0e6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56af" officeooo:paragraph-rsid="001aa0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9473" officeooo:paragraph-rsid="001aa0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1aa07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el" fo:country="GR" fo:font-weight="normal" officeooo:rsid="00069473" officeooo:paragraph-rsid="001aa07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l" fo:country="GR" fo:font-weight="bold" officeooo:rsid="000656af" officeooo:paragraph-rsid="001aa07d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l" fo:country="GR" fo:font-weight="bold" officeooo:rsid="001b8323" officeooo:paragraph-rsid="001c967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bold" officeooo:rsid="002af996" officeooo:paragraph-rsid="002af99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bold" officeooo:rsid="002af996" officeooo:paragraph-rsid="002cdc4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l" fo:country="GR" fo:font-weight="bold" officeooo:rsid="0026ddca" officeooo:paragraph-rsid="002b0c1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l" fo:country="GR" fo:font-weight="normal" officeooo:rsid="001ea409" officeooo:paragraph-rsid="001aa07d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546c1" officeooo:paragraph-rsid="0026ddca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6ddca" officeooo:paragraph-rsid="002b0c18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29e605" officeooo:paragraph-rsid="001aa07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29e605" officeooo:paragraph-rsid="00277f1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277f1f" officeooo:paragraph-rsid="00277f1f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c9677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cdc49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c9677" officeooo:paragraph-rsid="0024df0d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cdc49" officeooo:paragraph-rsid="002cdc49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2fdd19" officeooo:paragraph-rsid="002fdd1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9677" style:font-weight-asian="normal" style:font-weight-complex="normal"/>
    </style:style>
    <style:style style:name="T3" style:family="text">
      <style:text-properties fo:font-weight="normal" officeooo:rsid="001f875a" style:font-weight-asian="normal" style:font-weight-complex="normal"/>
    </style:style>
    <style:style style:name="T4" style:family="text">
      <style:text-properties fo:font-weight="normal" officeooo:rsid="0021000d" style:font-weight-asian="normal" style:font-weight-complex="normal"/>
    </style:style>
    <style:style style:name="T5" style:family="text">
      <style:text-properties fo:font-weight="normal" officeooo:rsid="0025cc19" style:font-weight-asian="normal" style:font-weight-complex="normal"/>
    </style:style>
    <style:style style:name="T6" style:family="text">
      <style:text-properties fo:font-weight="normal" officeooo:rsid="0026ddca" style:font-weight-asian="normal" style:font-weight-complex="normal"/>
    </style:style>
    <style:style style:name="T7" style:family="text">
      <style:text-properties fo:font-weight="normal" officeooo:rsid="002f6623" style:font-weight-asian="normal" style:font-weight-complex="normal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e0e6e" style:font-size-asian="10.5pt" style:font-weight-asian="normal" style:font-size-complex="12pt" style:font-weight-complex="normal"/>
    </style:style>
    <style:style style:name="T10" style:family="text">
      <style:text-properties officeooo:rsid="00334d8e"/>
    </style:style>
    <style:style style:name="T11" style:family="text">
      <style:text-properties officeooo:rsid="002c6217"/>
    </style:style>
    <style:style style:name="T12" style:family="text">
      <style:text-properties officeooo:rsid="001b5af2"/>
    </style:style>
    <style:style style:name="T13" style:family="text">
      <style:text-properties fo:language="el" fo:country="GR" fo:font-weight="normal" style:font-weight-asian="normal" style:font-weight-complex="normal"/>
    </style:style>
    <style:style style:name="T14" style:family="text">
      <style:text-properties fo:language="el" fo:country="GR" fo:font-weight="normal" officeooo:rsid="001c9677" style:font-weight-asian="normal" style:font-weight-complex="normal"/>
    </style:style>
    <style:style style:name="T15" style:family="text">
      <style:text-properties fo:language="el" fo:country="GR" fo:font-weight="normal" officeooo:rsid="001e0a48" style:font-weight-asian="normal" style:font-weight-complex="normal"/>
    </style:style>
    <style:style style:name="T16" style:family="text">
      <style:text-properties fo:language="el" fo:country="GR" fo:font-weight="normal" officeooo:rsid="0022cb04" style:font-weight-asian="normal" style:font-weight-complex="normal"/>
    </style:style>
    <style:style style:name="T17" style:family="text">
      <style:text-properties fo:language="el" fo:country="GR" fo:font-weight="normal" officeooo:rsid="00238779" style:font-weight-asian="normal" style:font-weight-complex="normal"/>
    </style:style>
    <style:style style:name="T18" style:family="text">
      <style:text-properties fo:language="el" fo:country="GR" fo:font-weight="normal" officeooo:rsid="002af996" style:font-weight-asian="normal" style:font-weight-complex="normal"/>
    </style:style>
    <style:style style:name="T19" style:family="text">
      <style:text-properties fo:language="el" fo:country="GR" fo:font-weight="normal" officeooo:rsid="002f6623" style:font-weight-asian="normal" style:font-weight-complex="normal"/>
    </style:style>
    <style:style style:name="T20" style:family="text">
      <style:text-properties fo:language="el" fo:country="GR" fo:font-weight="bold" officeooo:rsid="0022cb04" style:font-weight-asian="bold" style:font-weight-complex="bold"/>
    </style:style>
    <style:style style:name="T21" style:family="text">
      <style:text-properties fo:language="el" fo:country="GR" fo:font-weight="bold" officeooo:rsid="00238779" style:font-weight-asian="bold" style:font-weight-complex="bold"/>
    </style:style>
    <style:style style:name="T22" style:family="text">
      <style:text-properties officeooo:rsid="00277f1f"/>
    </style:style>
    <style:style style:name="T23" style:family="text">
      <style:text-properties officeooo:rsid="002cdc49"/>
    </style:style>
    <style:style style:name="T24" style:family="text">
      <style:text-properties officeooo:rsid="002e0e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ρογραμματιστική <text:span text:style-name="T12">Εργασία</text:span> <text:span text:style-name="T12">3</text:span></text:p>
      <text:p text:style-name="P9"/>
      <text:p text:style-name="P4">Ονοματεπώνυμο: <text:span text:style-name="T1">Αντώνιος Κληρονόμος</text:span></text:p>
      <text:p text:style-name="P5">Αριθμός Μητρώου: <text:span text:style-name="T1">1115201500069</text:span></text:p>
      <text:p text:style-name="P8"/>
      <text:p text:style-name="P8"/>
      <text:p text:style-name="P6">Περιγραφή προγράμματος</text:p>
      <text:p text:style-name="P6"/>
      <text:list xml:id="list3596742916" text:style-name="L1">
        <text:list-item>
          <text:p text:style-name="P10">Port-master: <text:span text:style-name="T1">Ο port-master διαχειρίζεται εκτός από την κύρια ουρά</text:span><text:span text:style-name="T3"> </text:span><text:span text:style-name="T4">από vessels</text:span><text:span text:style-name="T1"> που υπάρχει ως shared memory segment, μία άλλη ουρά η οποία είναι </text:span><text:span text:style-name="T7">τοπικός</text:span><text:span text:style-name="T1"> πίνακας </text:span><text:span text:style-name="T2">(με όνομα pendingVesselNodeRequests)</text:span><text:span text:style-name="T1"> από δείκτες σε VesselNode.</text:span></text:p>
          <text:list>
            <text:list-item>
              <text:p text:style-name="P20"><text:span text:style-name="T14">Η κύρια ουρά περιέχει δείκτες σε VesselNode τα οποία έχουν εισαχθεί σε αυτήν από τα vessels αμέσως πριν ξεκινήσουν να περιμένουν σε σημαφόρο για είσοδο/έξοδο στο/από το λιμάνι.</text:span></text:p>
            </text:list-item>
            <text:list-item>
              <text:p text:style-name="P22"><text:span text:style-name="T13">Η ουρά με τα pending vessel nodes περιέχει δείκτες σε VesselNode τα οποία δεν βρήκαν κάποια </text:span><text:span text:style-name="T16">κενή</text:span><text:span text:style-name="T13"> θέση όταν μπήκαν στο λιμάνι παρ’όλο πο</text:span><text:span text:style-name="T15">υ έγινε προσπάθεια για upgrade (εάν φυσικά το vessel ήταν ugpradeable).</text:span></text:p>
            </text:list-item>
          </text:list>
          <text:p text:style-name="P22"><text:span text:style-name="T16">Σε κάθε επανάληψη της διαδικασίας του vessel handling, ο port-master κοιτάει πρώτα εάν υπάρχει vessel προς εξυπηρέτηση στην </text:span><text:span text:style-name="T20">pending ουρά</text:span><text:span text:style-name="T16"> και προσπαθεί να το εξυπηρετήσει και μετά κοιτάει εάν υπάρχει vessel προς εξυπηρέτηση στην </text:span><text:span text:style-name="T20">κανονική/</text:span><text:span text:style-name="T21">κύρια</text:span><text:span text:style-name="T20"> ουρ</text:span><text:span text:style-name="T21">ά</text:span><text:span text:style-name="T17">. Αυτό συμβαίνει διότι είναι πιο επιτακτική η ανάγκη για εξυπηρέτηση των vessels που είχαν κάνει ήδη μία ή παραπάνω αποτυχημένες προσπάθειες για είσοδο στο λιμάνι.</text:span></text:p>
        </text:list-item>
        <text:list-item>
          <text:p text:style-name="P15">Vessel: <text:span text:style-name="T1">Το vessel προσθέτει στην κύρια ουρά ένα VesselNode που περιέχει όλα τα απαραίτητα στοιχεία του. Έπειτα κάνει post το σεμαφόρο που “ξυπνάει” τον port-master και αμέσως μετά ξεκινάει να κάνει wait για πρώτη φορά στον σ</text:span><text:span text:style-name="T5">η</text:span><text:span text:style-name="T1">μαφόρο της κύριας ουράς που αντιστοιχεί στο type του. Όταν ο port-master κάνει post αυτόν τον σημαφόρο, το vessel είτε αρχίζει να κάνει wait στον σεμαφόρο της pending ουράς που αντιστοιχεί στο type του </text:span><text:span text:style-name="T7">(που σημαίνει ότι δεν κατάφερε να μπει στο λιμάνι)</text:span><text:span text:style-name="T1"> </text:span><text:span text:style-name="T5">ή προχωράει κανονικά </text:span><text:span text:style-name="T7">με την</text:span><text:span text:style-name="T5"> είσοδό του στο λιμάνι. Αφού κάνει όποιες απαραίτητες διαδικασίες χρειάζεται μέσα στο λιμάνι, </text:span><text:span text:style-name="T1"><text:s/>προσθέτει στην κύρια ουρά ένα VesselNode που περιέχει όλα τα απαραίτητα </text:span><text:span text:style-name="T6">updated</text:span><text:span text:style-name="T1"> στοιχεία του, κάνει post το σεμαφόρο που “ξυπνάει” τον port-master </text:span><text:span text:style-name="T6">και αμέσως μετά</text:span><text:span text:style-name="T5"> περιμένει στον </text:span><text:span text:style-name="T1">σ</text:span><text:span text:style-name="T5">η</text:span><text:span text:style-name="T1">μαφόρο της κύριας ουράς που αντιστοιχεί στο type του. </text:span><text:span text:style-name="T6">Αφού γίνει post αυτός ο σημαφόρος από τον port-master, το vessel εκτελεί τις κατάλληλες διαδικασίες για την έξοδό του </text:span><text:span text:style-name="T7">από το λιμάνι</text:span><text:span text:style-name="T6">.</text:span></text:p>
        </text:list-item>
        <text:list-item>
          <text:p text:style-name="P16">Monitor: <text:span text:style-name="T1">Ανά συγκεκριμένο χρονικό διάστημα, κάνει print στο console όλη την τρέχουσα κατάσταση του λιμανιού και τα στατιστικά που αφορούν τη λειτουργία του.</text:span></text:p>
          <text:p text:style-name="P16"><text:span text:style-name="T1"><text:s/></text:span></text:p>
        </text:list-item>
      </text:list>
      <text:p text:style-name="P13"><text:span text:style-name="T1">Ο port-master και τα vessels κάνουν print σε ένα συγκεκριμένο αρχείο τα διάφορα events που συμβαίνουν κατά τη διάρκεια της λειτουργίας του λιμανιού.</text:span></text:p>
      <text:p text:style-name="P11"/>
      <text:p text:style-name="P12">Σημε<text:span text:style-name="T23">ιώσεις</text:span>:</text:p>
      <text:list xml:id="list3775207310" text:style-name="L2">
        <text:list-item>
          <text:p text:style-name="P21"><text:span text:style-name="T18">Στα αρχεία με τον κώδικα υπάρχουν αρκετά επεξηγηματικά σχόλια που διασαφηνίζουν περισσότερο τη λειτουργία του προγράμματος. </text:span><text:span text:style-name="T19">Στην παραπάνω περιγραφή της λειτουργίας των διεργασιών δεν αναφέρονται κάποιες διαδικασίες που πραγματοποιούνται για λόγους απλότητας.</text:span></text:p>
        </text:list-item>
        <text:list-item>
          <text:p text:style-name="P23"><text:span text:style-name="T18">Τ</text:span><text:span text:style-name="T13">ο αρχείο rmAllShmAndSems.sh χρησιμεύει στο να καταστρέφει τα shared memory segments και τους σημαφόρους που έχουν μείνει σε περίπτωση διακοπής της λειτουργίας του προγράμματος από το χρήστη (π.χ. Ctrl-C).</text:span></text:p>
        </text:list-item>
        <text:list-item>
          <text:p text:style-name="P24"><text:span text:style-name="T13">Η μορφή του configuration file φαίνεται από το ήδη υπάρχον configuration file.</text:span></text:p>
        </text:list-item>
      </text:list>
      <text:p text:style-name="P14"/>
      <text:p text:style-name="P14"/>
      <text:p text:style-name="P7"><text:soft-page-break/>Εντολ<text:span text:style-name="T10">ές</text:span> <text:span text:style-name="T11">μεταγλώττισης</text:span> και εκτέλεσης</text:p>
      <text:p text:style-name="P7"/>
      <text:p text:style-name="P17">make</text:p>
      <text:p text:style-name="P17"/>
      <text:p text:style-name="P17">./executables/myport -l config.txt -n <text:span text:style-name="T24">50</text:span> -i <text:span text:style-name="T22">200</text:span> -m 10000</text:p>
      <text:p text:style-name="P19">ή</text:p>
      <text:p text:style-name="P18">./executables/myport -l config.txt</text:p>
      <text:p text:style-name="P14"/>
      <text:p text:style-name="P14"/>
      <text:p text:style-name="P2"><text:span text:style-name="T8">config.txt: όνομα του configuration file</text:span></text:p>
      <text:p text:style-name="P2"><text:span text:style-name="T9">50</text:span><text:span text:style-name="T8">: αριθμός vessels που θέλουμε να δημιουργηθούν</text:span></text:p>
      <text:p text:style-name="P2"><text:span text:style-name="T8">200: time interval (σε milliseconds) για τη δημιουργία των vessels</text:span></text:p>
      <text:p text:style-name="P2"><text:span text:style-name="T8">10000: time interval (σε milliseconds) για το print που κάνει ο monitor</text:span></text:p>
      <text:p text:style-name="P2"><text:span text:style-name="T8"/></text:p>
      <text:p text:style-name="P3"><text:span text:style-name="T8">(Τα man time και park time των vessels που θα δημιουργηθούν είναι ένας αριθμός από το 1 μέχρι την αντίστοιχη defined τιμή που υπάρχει στο αρχείο myport.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43:57.306277788</meta:creation-date>
    <dc:date>2018-12-18T21:25:58.179979288</dc:date>
    <meta:editing-duration>PT1H21M31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2" meta:paragraph-count="26" meta:word-count="528" meta:character-count="3472" meta:non-whitespace-character-count="2975"/>
  </office:meta>
</office:document-meta>
</file>